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>
      <style:paragraph-properties fo:padding="0.0193in" fo:border="0.0008in solid #d9d9e3"/>
    </style:style>
    <style:style style:name="P11" style:family="paragraph" style:parent-style-name="Text_20_body" style:list-style-name="L1">
      <style:paragraph-properties fo:padding="0.0193in" fo:border="0.0008in solid #d9d9e3"/>
    </style:style>
    <style:style style:name="P12" style:family="paragraph" style:parent-style-name="Text_20_body" style:list-style-name="L2">
      <style:paragraph-properties fo:padding="0.0193in" fo:border="0.0008in solid #d9d9e3"/>
    </style:style>
    <style:style style:name="P13" style:family="paragraph" style:parent-style-name="Text_20_body" style:list-style-name="L3">
      <style:paragraph-properties fo:padding="0.0193in" fo:border="0.0008in solid #d9d9e3"/>
    </style:style>
    <style:style style:name="P14" style:family="paragraph" style:parent-style-name="Text_20_body" style:list-style-name="L4">
      <style:paragraph-properties fo:padding="0.0193in" fo:border="0.0008in solid #d9d9e3"/>
    </style:style>
    <style:style style:name="P15" style:family="paragraph" style:parent-style-name="Text_20_body" style:list-style-name="L5">
      <style:paragraph-properties fo:padding="0.0193in" fo:border="0.0008in solid #d9d9e3"/>
    </style:style>
    <style:style style:name="P16" style:family="paragraph" style:parent-style-name="Text_20_body" style:list-style-name="L6">
      <style:paragraph-properties fo:padding="0.0193in" fo:border="0.0008in solid #d9d9e3"/>
    </style:style>
    <style:style style:name="P17" style:family="paragraph" style:parent-style-name="Text_20_body" style:list-style-name="L7">
      <style:paragraph-properties fo:padding="0.0193in" fo:border="0.0008in solid #d9d9e3"/>
    </style:style>
    <style:style style:name="P18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0 хуков action wp - по категориям</text:p>
      <text:p text:style-name="P1">ChatGPT</text:p>
      <text:p text:style-name="P2">ChatGPT</text:p>
      <text:p text:style-name="P10">Вот несколько категорий хуков действий (action hooks) в WordPress, которые могут быть полезны при разработке:</text:p>
      <text:h text:style-name="P18" text:outline-level="3">1. <text:span text:style-name="Strong_20_Emphasis">Хуки на уровне работы с постами и страницами:</text:span></text:h>
      <text:list xml:id="list4338797917564305247" text:style-name="L1">
        <text:list-item>
          <text:p text:style-name="P3"><text:span text:style-name="Source_20_Text">save_post</text:span> - вызывается при сохранении поста или страницы.</text:p>
        </text:list-item>
        <text:list-item>
          <text:p text:style-name="P3"><text:span text:style-name="Source_20_Text">publish_post</text:span> - срабатывает при публикации поста.</text:p>
        </text:list-item>
        <text:list-item>
          <text:p text:style-name="P11"><text:span text:style-name="Source_20_Text">delete_post</text:span> - вызывается перед удалением поста или страницы.</text:p>
        </text:list-item>
      </text:list>
      <text:h text:style-name="P18" text:outline-level="3">2. <text:span text:style-name="Strong_20_Emphasis">Хуки для работы с пользовательским интерфейсом:</text:span></text:h>
      <text:list xml:id="list3683308241049870140" text:style-name="L2">
        <text:list-item>
          <text:p text:style-name="P4"><text:span text:style-name="Source_20_Text">admin_init</text:span> - вызывается при инициализации административного интерфейса.</text:p>
        </text:list-item>
        <text:list-item>
          <text:p text:style-name="P4"><text:span text:style-name="Source_20_Text">wp_dashboard_setup</text:span> - для настройки элементов на панели инструментов.</text:p>
        </text:list-item>
        <text:list-item>
          <text:p text:style-name="P12"><text:span text:style-name="Source_20_Text">admin_menu</text:span> - для создания пунктов меню в админке.</text:p>
        </text:list-item>
      </text:list>
      <text:h text:style-name="P18" text:outline-level="3">3. <text:span text:style-name="Strong_20_Emphasis">Хуки для работы с темами и шаблонами:</text:span></text:h>
      <text:list xml:id="list882316052393383030" text:style-name="L3">
        <text:list-item>
          <text:p text:style-name="P5"><text:span text:style-name="Source_20_Text">wp_head</text:span> - срабатывает в секции <text:span text:style-name="Source_20_Text">&lt;head&gt;</text:span> страницы.</text:p>
        </text:list-item>
        <text:list-item>
          <text:p text:style-name="P5"><text:span text:style-name="Source_20_Text">wp_footer</text:span> - вызывается перед закрытием тега <text:span text:style-name="Source_20_Text">&lt;/body&gt;</text:span>.</text:p>
        </text:list-item>
        <text:list-item>
          <text:p text:style-name="P13"><text:span text:style-name="Source_20_Text">template_redirect</text:span> - для перенаправления шаблонов.</text:p>
        </text:list-item>
      </text:list>
      <text:h text:style-name="P18" text:outline-level="3">4. <text:span text:style-name="Strong_20_Emphasis">Хуки для работы с медиафайлами:</text:span></text:h>
      <text:list xml:id="list5203899811071539989" text:style-name="L4">
        <text:list-item>
          <text:p text:style-name="P6"><text:span text:style-name="Source_20_Text">add_attachment</text:span> - вызывается при добавлении вложения.</text:p>
        </text:list-item>
        <text:list-item>
          <text:p text:style-name="P14"><text:span text:style-name="Source_20_Text">delete_attachment</text:span> - срабатывает при удалении вложения.</text:p>
        </text:list-item>
      </text:list>
      <text:h text:style-name="P18" text:outline-level="3">5. <text:span text:style-name="Strong_20_Emphasis">Хуки для работы с пользовательскими сессиями и авторизацией:</text:span></text:h>
      <text:list xml:id="list9002080721380073393" text:style-name="L5">
        <text:list-item>
          <text:p text:style-name="P7"><text:span text:style-name="Source_20_Text">wp_login</text:span> - вызывается при успешной авторизации пользователя.</text:p>
        </text:list-item>
        <text:list-item>
          <text:p text:style-name="P15"><text:span text:style-name="Source_20_Text">wp_logout</text:span> - при выходе пользователя из системы.</text:p>
        </text:list-item>
      </text:list>
      <text:h text:style-name="P18" text:outline-level="3">6. <text:span text:style-name="Strong_20_Emphasis">Хуки для работы с AJAX и HTTP запросами:</text:span></text:h>
      <text:list xml:id="list2384814742571973554" text:style-name="L6">
        <text:list-item>
          <text:p text:style-name="P8"><text:span text:style-name="Source_20_Text">wp_ajax_{your_action}</text:span> - для обработки AJAX запросов от авторизованных пользователей.</text:p>
        </text:list-item>
        <text:list-item>
          <text:p text:style-name="P16"><text:span text:style-name="Source_20_Text">wp_ajax_nopriv_{your_action}</text:span> - для обработки AJAX запросов от неавторизованных пользователей.</text:p>
        </text:list-item>
      </text:list>
      <text:h text:style-name="P18" text:outline-level="3">7. <text:span text:style-name="Strong_20_Emphasis">Хуки для работы с кэшированием:</text:span></text:h>
      <text:list xml:id="list4515493909101447909" text:style-name="L7">
        <text:list-item>
          <text:p text:style-name="P9"><text:span text:style-name="Source_20_Text">wp_cache_clear_cache</text:span> - для очистки кэша WordPress.</text:p>
        </text:list-item>
        <text:list-item>
          <text:p text:style-name="P17"><text:span text:style-name="Source_20_Text">clean_post_cache</text:span> - вызывается при очистке кэша конкретного поста.</text:p>
        </text:list-item>
      </text:list>
      <text:p text:style-name="P10">Это лишь несколько примеров хуков действий в WordPress. Они позволяют внедрять свои <text:soft-page-break/>функции и код в различные этапы обработки данных и работы CMS, что делает их мощным инструментом для разработки и расширения функционала сай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15T03:09:56.81</dc:date>
    <meta:document-statistic meta:table-count="0" meta:image-count="0" meta:object-count="0" meta:page-count="2" meta:paragraph-count="29" meta:word-count="251" meta:character-count="1719"/>
    <dc:creator>Dima Wide</dc:creator>
    <meta:user-defined meta:name="Info 1"/>
    <meta:user-defined meta:name="Info 2"/>
    <meta:user-defined meta:name="Info 3"/>
    <meta:user-defined meta:name="Info 4"/>
  </office:meta>
</office:document-meta>
</file>